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2in"/>
    </style:style>
    <style:style style:name="co2" style:family="table-column">
      <style:table-column-properties fo:break-before="auto" style:column-width="0.666666686534882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53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21" office:value-type="string">
            <text:p>Evaluation Only. Created with Aspose.Cells for .NET.Copyright 2003 - 2019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#F0FFFF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